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dc15" officeooo:paragraph-rsid="0002dc15"/>
    </style:style>
    <style:style style:name="P2" style:family="paragraph" style:parent-style-name="Standard" style:list-style-name="L1">
      <style:text-properties officeooo:rsid="0002dc15" officeooo:paragraph-rsid="0002dc15"/>
    </style:style>
    <style:style style:name="P3" style:family="paragraph" style:parent-style-name="Standard" style:list-style-name="L2">
      <style:text-properties officeooo:rsid="0002dc15" officeooo:paragraph-rsid="0002dc15"/>
    </style:style>
    <style:style style:name="P4" style:family="paragraph" style:parent-style-name="Standard" style:list-style-name="L1">
      <style:text-properties officeooo:paragraph-rsid="0002dc15"/>
    </style:style>
    <style:style style:name="P5" style:family="paragraph" style:parent-style-name="Standard">
      <style:text-properties officeooo:rsid="0003faca" officeooo:paragraph-rsid="0003faca"/>
    </style:style>
    <style:style style:name="P6" style:family="paragraph" style:parent-style-name="Standard" style:list-style-name="L3">
      <style:text-properties officeooo:rsid="0003faca" officeooo:paragraph-rsid="0003faca"/>
    </style:style>
    <style:style style:name="P7" style:family="paragraph" style:parent-style-name="Standard">
      <style:text-properties officeooo:rsid="0005be91" officeooo:paragraph-rsid="0005be91"/>
    </style:style>
    <style:style style:name="P8" style:family="paragraph" style:parent-style-name="Standard" style:list-style-name="L1">
      <style:paragraph-properties fo:margin-left="2cm" fo:margin-right="0cm" fo:text-indent="-0.635cm" style:auto-text-indent="false"/>
      <style:text-properties officeooo:rsid="0002dc15" officeooo:paragraph-rsid="0002dc15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02dc15" officeooo:paragraph-rsid="0002dc15"/>
    </style:style>
    <style:style style:name="T1" style:family="text">
      <style:text-properties officeooo:rsid="0002dc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de diseño de software en que las tareas se reparten entre los proveedores de recursos o servicios (servidores) y los demandantes (clientes).</text:p>
      <text:p text:style-name="P1"/>
      <text:p text:style-name="P1">Características.</text:p>
      <text:list xml:id="list414245246" text:style-name="L1">
        <text:list-item>
          <text:p text:style-name="P4"><text:span text:style-name="T1">Cliente:</text:span></text:p>
        </text:list-item>
      </text:list>
      <text:list xml:id="list1126445766" text:style-name="L2">
        <text:list-item>
          <text:list>
            <text:list-item>
              <text:p text:style-name="P3">Es quien inicia solicitudes.</text:p>
            </text:list-item>
            <text:list-item>
              <text:p text:style-name="P3">Espera respuesta del servidor.</text:p>
            </text:list-item>
            <text:list-item>
              <text:p text:style-name="P3">Puede conectarse a varios servidores a la vez.</text:p>
            </text:list-item>
            <text:list-item>
              <text:p text:style-name="P3">Interactúa con el servidor mediante una interfaz gráfica.</text:p>
            </text:list-item>
          </text:list>
        </text:list-item>
      </text:list>
      <text:list xml:id="list203255148987884" text:continue-list="list414245246" text:style-name="L1">
        <text:list-header>
          <text:p text:style-name="P2"/>
        </text:list-header>
        <text:list-item>
          <text:p text:style-name="P2">Servidor</text:p>
        </text:list-item>
        <text:list-item>
          <text:p text:style-name="P8">Espera a recibir solicitudes de clientes.</text:p>
        </text:list-item>
        <text:list-item>
          <text:p text:style-name="P8">Procesa la solicitud y envía la respuesta.</text:p>
        </text:list-item>
        <text:list-item>
          <text:p text:style-name="P8">Acepta conectarse con muchos clientes a la vez.</text:p>
        </text:list-item>
      </text:list>
      <text:p text:style-name="P9"/>
      <text:list xml:id="list203253667260665" text:continue-numbering="true" text:style-name="L1">
        <text:list-item>
          <text:p text:style-name="P4"><text:span text:style-name="T1">Arquitectura</text:span></text:p>
        </text:list-item>
        <text:list-item>
          <text:p text:style-name="P2">Pueden actuar como unidad o separadas, y sus funciones</text:p>
        </text:list-item>
      </text:list>
      <text:p text:style-name="P1"/>
      <text:p text:style-name="P5">Ventajas</text:p>
      <text:list xml:id="list1316611134" text:style-name="L3">
        <text:list-item>
          <text:p text:style-name="P6">Fácil mantenimiento</text:p>
        </text:list-item>
        <text:list-item>
          <text:p text:style-name="P6">Dificultades para el hackeo y rastreo</text:p>
        </text:list-item>
      </text:list>
      <text:p text:style-name="P5"/>
      <text:p text:style-name="P5"/>
      <text:p text:style-name="P7">Inconvenientes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4T20:32:53.188000000</dc:date>
    <meta:editing-duration>PT8M45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8" meta:word-count="105" meta:character-count="628" meta:non-whitespace-character-count="554"/>
  </office:meta>
</office:document-meta>
</file>